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</style:style>
    <style:style style:name="ce22" style:family="table-cell" style:parent-style-name="Default"/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2988in" svg:height="3.5429in" svg:x="12.761in" svg:y="0.161in">
            <draw:object draw:notify-on-update-of-ranges="'with-compiler-optimizations'.A2:'with-compiler-optimizations'.A2 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394in" svg:y="3.9177in">
            <draw:object draw:notify-on-update-of-ranges="'with-compiler-optimizations'.A9:'with-compiler-optimizations'.A9 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287in" svg:y="7.7319in">
            <draw:object draw:notify-on-update-of-ranges="'with-compiler-optimizations'.A16:'with-compiler-optimizations'.A16 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2.7579in" svg:y="11.4173in">
            <draw:object draw:notify-on-update-of-ranges="'with-compiler-optimizations'.A23:'with-compiler-optimizations'.A23 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17in" svg:height="3.5343in" svg:x="19.9091in" svg:y="0.161in">
            <draw:object draw:notify-on-update-of-ranges="'with-compiler-optimizations'.A31:'with-compiler-optimizations'.A31 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17in" svg:height="3.5449in" svg:x="19.9091in" svg:y="3.9315in">
            <draw:object draw:notify-on-update-of-ranges="'with-compiler-optimizations'.A38:'with-compiler-optimizations'.A38 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17in" svg:height="3.5339in" svg:x="19.9091in" svg:y="7.6591in">
            <draw:object draw:notify-on-update-of-ranges="'with-compiler-optimizations'.A45:'with-compiler-optimizations'.A45 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343in" svg:x="19.9091in" svg:y="11.4724in">
            <draw:object draw:notify-on-update-of-ranges="'with-compiler-optimizations'.A52:'with-compiler-optimizations'.A52 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default-cell-style-name="Default"/>
        <table:table-column table:style-name="co8" table:default-cell-style-name="ce1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1" office:value-type="string" calcext:value-type="string">
            <text:p>Optimizers Speed ups</text:p>
          </table:table-cell>
          <table:table-cell table:style-name="ce17" table:number-columns-repeated="2"/>
          <table:table-cell table:style-name="ce12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4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4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8.198" calcext:value-type="float">
            <text:p>8.198</text:p>
          </table:table-cell>
          <table:table-cell office:value-type="float" office:value="6.898" calcext:value-type="float">
            <text:p>6.898</text:p>
          </table:table-cell>
          <table:table-cell office:value-type="float" office:value="7.105" calcext:value-type="float">
            <text:p>7.105</text:p>
          </table:table-cell>
          <table:table-cell table:style-name="Default" office:value-type="float" office:value="7.066" calcext:value-type="float">
            <text:p>7.066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168" calcext:value-type="float">
            <text:p>8.168</text:p>
          </table:table-cell>
          <table:table-cell office:value-type="float" office:value="90.829" calcext:value-type="float">
            <text:p>90.829</text:p>
          </table:table-cell>
          <table:table-cell office:value-type="float" office:value="67.829" calcext:value-type="float">
            <text:p>67.829</text:p>
          </table:table-cell>
          <table:table-cell table:style-name="Default" office:value-type="float" office:value="63.334" calcext:value-type="float">
            <text:p>63.334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37" calcext:value-type="float">
            <text:p>6.937</text:p>
          </table:table-cell>
          <table:table-cell office:value-type="float" office:value="9.67" calcext:value-type="float">
            <text:p>9.67</text:p>
          </table:table-cell>
          <table:table-cell table:style-name="Default" office:value-type="float" office:value="11.248" calcext:value-type="float">
            <text:p>11.248</text:p>
          </table:table-cell>
          <table:table-cell/>
          <table:table-cell table:style-name="ce13" table:formula="of:=[.C4]/[.C5]" office:value-type="float" office:value="13.0934121378117" calcext:value-type="float">
            <text:p>13.0934121378</text:p>
          </table:table-cell>
          <table:table-cell table:style-name="ce13" table:formula="of:=[.D4]/[.D5]" office:value-type="float" office:value="7.01437435367115" calcext:value-type="float">
            <text:p>7.0143743537</text:p>
          </table:table-cell>
          <table:table-cell table:style-name="ce13" table:formula="of:=[.E4]/[.E5]" office:value-type="float" office:value="5.63068990042674" calcext:value-type="float">
            <text:p>5.6306899004</text:p>
          </table:table-cell>
          <table:table-cell table:style-name="Default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35" calcext:value-type="float">
            <text:p>7.235</text:p>
          </table:table-cell>
          <table:table-cell office:value-type="float" office:value="1578.423" calcext:value-type="float">
            <text:p>1578.423</text:p>
          </table:table-cell>
          <table:table-cell office:value-type="float" office:value="22.923" calcext:value-type="float">
            <text:p>22.923</text:p>
          </table:table-cell>
          <table:table-cell table:style-name="Default" office:value-type="float" office:value="22.851" calcext:value-type="float">
            <text:p>22.851</text:p>
          </table:table-cell>
          <table:table-cell/>
          <table:table-cell table:style-name="ce13" table:number-columns-repeated="3"/>
          <table:table-cell table:style-name="ce18" table:formula="of:=[.B4]/[.B6]" office:value-type="float" office:value="1.12895646164478" calcext:value-type="float">
            <text:p>1.1289564616</text:p>
          </table:table-cell>
          <table:table-cell table:style-name="ce18" table:formula="of:=[.C4]/[.C6]" office:value-type="float" office:value="0.0575441437434705" calcext:value-type="float">
            <text:p>0.0575441437</text:p>
          </table:table-cell>
          <table:table-cell table:style-name="ce18" table:formula="of:=[.D4]/[.D6]" office:value-type="float" office:value="2.95899315098373" calcext:value-type="float">
            <text:p>2.958993151</text:p>
          </table:table-cell>
          <table:table-cell table:style-name="ce18" table:formula="of:=[.E4]/[.E6]" office:value-type="float" office:value="2.77160736948055" calcext:value-type="float">
            <text:p>2.771607369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36" calcext:value-type="float">
            <text:p>6.736</text:p>
          </table:table-cell>
          <table:table-cell office:value-type="float" office:value="6.797" calcext:value-type="float">
            <text:p>6.797</text:p>
          </table:table-cell>
          <table:table-cell table:style-name="Default" office:value-type="float" office:value="6.751" calcext:value-type="float">
            <text:p>6.751</text:p>
          </table:table-cell>
          <table:table-cell/>
          <table:table-cell table:style-name="ce13" table:formula="of:=[.C6]/[.C7]" office:value-type="float" office:value="234.326454869359" calcext:value-type="float">
            <text:p>234.3264548694</text:p>
          </table:table-cell>
          <table:table-cell table:style-name="ce13" table:formula="of:=[.D6]/[.D7]" office:value-type="float" office:value="3.3725172870384" calcext:value-type="float">
            <text:p>3.372517287</text:p>
          </table:table-cell>
          <table:table-cell table:style-name="ce13" table:formula="of:=[.E6]/[.E7]" office:value-type="float" office:value="3.384831876759" calcext:value-type="float">
            <text:p>3.384831876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936" calcext:value-type="float">
            <text:p>7.936</text:p>
          </table:table-cell>
          <table:table-cell office:value-type="float" office:value="6.995" calcext:value-type="float">
            <text:p>6.995</text:p>
          </table:table-cell>
          <table:table-cell office:value-type="float" office:value="7.446" calcext:value-type="float">
            <text:p>7.446</text:p>
          </table:table-cell>
          <table:table-cell table:style-name="Default" office:value-type="float" office:value="7.474" calcext:value-type="float">
            <text:p>7.47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202" calcext:value-type="float">
            <text:p>8.202</text:p>
          </table:table-cell>
          <table:table-cell office:value-type="float" office:value="137.079" calcext:value-type="float">
            <text:p>137.079</text:p>
          </table:table-cell>
          <table:table-cell office:value-type="float" office:value="99.533" calcext:value-type="float">
            <text:p>99.533</text:p>
          </table:table-cell>
          <table:table-cell table:style-name="Default" office:value-type="float" office:value="180.098" calcext:value-type="float">
            <text:p>180.09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734" calcext:value-type="float">
            <text:p>35.734</text:p>
          </table:table-cell>
          <table:table-cell office:value-type="float" office:value="11.904" calcext:value-type="float">
            <text:p>11.904</text:p>
          </table:table-cell>
          <table:table-cell table:style-name="Default" office:value-type="float" office:value="12.382" calcext:value-type="float">
            <text:p>12.382</text:p>
          </table:table-cell>
          <table:table-cell/>
          <table:table-cell table:style-name="ce13" table:formula="of:=[.C11]/[.C12]" office:value-type="float" office:value="3.83609447584933" calcext:value-type="float">
            <text:p>3.8360944758</text:p>
          </table:table-cell>
          <table:table-cell table:style-name="ce13" table:formula="of:=[.D11]/[.D12]" office:value-type="float" office:value="8.36130712365591" calcext:value-type="float">
            <text:p>8.3613071237</text:p>
          </table:table-cell>
          <table:table-cell table:style-name="ce13" table:formula="of:=[.E11]/[.E12]" office:value-type="float" office:value="14.5451461799386" calcext:value-type="float">
            <text:p>14.545146179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91" calcext:value-type="float">
            <text:p>7.291</text:p>
          </table:table-cell>
          <table:table-cell office:value-type="float" office:value="1725.313" calcext:value-type="float">
            <text:p>1725.313</text:p>
          </table:table-cell>
          <table:table-cell office:value-type="float" office:value="59.103" calcext:value-type="float">
            <text:p>59.103</text:p>
          </table:table-cell>
          <table:table-cell table:style-name="Default" office:value-type="float" office:value="58.08" calcext:value-type="float">
            <text:p>58.08</text:p>
          </table:table-cell>
          <table:table-cell/>
          <table:table-cell table:style-name="ce13" table:number-columns-repeated="3"/>
          <table:table-cell table:style-name="ce18" table:formula="of:=[.B11]/[.B13]" office:value-type="float" office:value="1.1249485667261" calcext:value-type="float">
            <text:p>1.1249485667</text:p>
          </table:table-cell>
          <table:table-cell table:style-name="ce18" table:formula="of:=[.C11]/[.C13]" office:value-type="float" office:value="0.0794516705084816" calcext:value-type="float">
            <text:p>0.0794516705</text:p>
          </table:table-cell>
          <table:table-cell table:style-name="ce18" table:formula="of:=[.D11]/[.D13]" office:value-type="float" office:value="1.6840600307937" calcext:value-type="float">
            <text:p>1.6840600308</text:p>
          </table:table-cell>
          <table:table-cell table:style-name="ce18" table:formula="of:=[.E11]/[.E13]" office:value-type="float" office:value="3.1008608815427" calcext:value-type="float">
            <text:p>3.100860881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736" calcext:value-type="float">
            <text:p>35.736</text:p>
          </table:table-cell>
          <table:table-cell office:value-type="float" office:value="6.826" calcext:value-type="float">
            <text:p>6.826</text:p>
          </table:table-cell>
          <table:table-cell table:style-name="Default" office:value-type="float" office:value="6.809" calcext:value-type="float">
            <text:p>6.809</text:p>
          </table:table-cell>
          <table:table-cell/>
          <table:table-cell table:style-name="ce13" table:formula="of:=[.C13]/[.C14]" office:value-type="float" office:value="48.2794101186479" calcext:value-type="float">
            <text:p>48.2794101186</text:p>
          </table:table-cell>
          <table:table-cell table:style-name="ce13" table:formula="of:=[.D13]/[.D14]" office:value-type="float" office:value="8.65851157339584" calcext:value-type="float">
            <text:p>8.6585115734</text:p>
          </table:table-cell>
          <table:table-cell table:style-name="ce13" table:formula="of:=[.E13]/[.E14]" office:value-type="float" office:value="8.52988691437803" calcext:value-type="float">
            <text:p>8.5298869144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2.624" calcext:value-type="float">
            <text:p>12.624</text:p>
          </table:table-cell>
          <table:table-cell office:value-type="float" office:value="10.472" calcext:value-type="float">
            <text:p>10.472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871" calcext:value-type="float">
            <text:p>10.871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20.796" calcext:value-type="float">
            <text:p>20.796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83.201" calcext:value-type="float">
            <text:p>83.201</text:p>
          </table:table-cell>
          <table:table-cell table:style-name="Default" office:value-type="float" office:value="206.195" calcext:value-type="float">
            <text:p>206.1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6.671" calcext:value-type="float">
            <text:p>66.671</text:p>
          </table:table-cell>
          <table:table-cell office:value-type="float" office:value="55.322" calcext:value-type="float">
            <text:p>55.322</text:p>
          </table:table-cell>
          <table:table-cell table:style-name="Default" office:value-type="float" office:value="53.533" calcext:value-type="float">
            <text:p>53.533</text:p>
          </table:table-cell>
          <table:table-cell/>
          <table:table-cell table:style-name="ce13" table:formula="of:=[.C18]/[.C19]" office:value-type="float" office:value="4.2478588891722" calcext:value-type="float">
            <text:p>4.2478588892</text:p>
          </table:table-cell>
          <table:table-cell table:style-name="ce13" table:formula="of:=[.D18]/[.D19]" office:value-type="float" office:value="1.50394056614005" calcext:value-type="float">
            <text:p>1.5039405661</text:p>
          </table:table-cell>
          <table:table-cell table:style-name="ce13" table:formula="of:=[.E18]/[.E19]" office:value-type="float" office:value="3.85173631218127" calcext:value-type="float">
            <text:p>3.851736312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2.679" calcext:value-type="float">
            <text:p>12.679</text:p>
          </table:table-cell>
          <table:table-cell office:value-type="float" office:value="8490.224" calcext:value-type="float">
            <text:p>8490.224</text:p>
          </table:table-cell>
          <table:table-cell office:value-type="float" office:value="51.634" calcext:value-type="float">
            <text:p>51.634</text:p>
          </table:table-cell>
          <table:table-cell table:style-name="Default" office:value-type="float" office:value="47.517" calcext:value-type="float">
            <text:p>47.517</text:p>
          </table:table-cell>
          <table:table-cell/>
          <table:table-cell table:style-name="ce13" table:number-columns-repeated="3"/>
          <table:table-cell table:style-name="ce18" table:formula="of:=[.B18]/[.B20]" office:value-type="float" office:value="1.64019244419907" calcext:value-type="float">
            <text:p>1.6401924442</text:p>
          </table:table-cell>
          <table:table-cell table:style-name="ce18" table:formula="of:=[.C18]/[.C20]" office:value-type="float" office:value="0.0333570704377175" calcext:value-type="float">
            <text:p>0.0333570704</text:p>
          </table:table-cell>
          <table:table-cell table:style-name="ce18" table:formula="of:=[.D18]/[.D20]" office:value-type="float" office:value="1.61136073130108" calcext:value-type="float">
            <text:p>1.6113607313</text:p>
          </table:table-cell>
          <table:table-cell table:style-name="ce18" table:formula="of:=[.E18]/[.E20]" office:value-type="float" office:value="4.33939432203211" calcext:value-type="float">
            <text:p>4.339394322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815" calcext:value-type="float">
            <text:p>62.815</text:p>
          </table:table-cell>
          <table:table-cell office:value-type="float" office:value="8.892" calcext:value-type="float">
            <text:p>8.892</text:p>
          </table:table-cell>
          <table:table-cell table:style-name="Default" office:value-type="float" office:value="8.668" calcext:value-type="float">
            <text:p>8.668</text:p>
          </table:table-cell>
          <table:table-cell/>
          <table:table-cell table:style-name="ce13" table:formula="of:=[.C20]/[.C21]" office:value-type="float" office:value="135.162365676988" calcext:value-type="float">
            <text:p>135.162365677</text:p>
          </table:table-cell>
          <table:table-cell table:style-name="ce13" table:formula="of:=[.D20]/[.D21]" office:value-type="float" office:value="5.8067926225821" calcext:value-type="float">
            <text:p>5.8067926226</text:p>
          </table:table-cell>
          <table:table-cell table:style-name="ce13" table:formula="of:=[.E20]/[.E21]" office:value-type="float" office:value="5.48188740193816" calcext:value-type="float">
            <text:p>5.481887401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58" calcext:value-type="float">
            <text:p>4.258</text:p>
          </table:table-cell>
          <table:table-cell office:value-type="float" office:value="5.177" calcext:value-type="float">
            <text:p>5.177</text:p>
          </table:table-cell>
          <table:table-cell office:value-type="float" office:value="6.627" calcext:value-type="float">
            <text:p>6.627</text:p>
          </table:table-cell>
          <table:table-cell table:style-name="Default" office:value-type="float" office:value="8.484" calcext:value-type="float">
            <text:p>8.484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984" calcext:value-type="float">
            <text:p>4.984</text:p>
          </table:table-cell>
          <table:table-cell office:value-type="float" office:value="139.454" calcext:value-type="float">
            <text:p>139.454</text:p>
          </table:table-cell>
          <table:table-cell office:value-type="float" office:value="168.238" calcext:value-type="float">
            <text:p>168.238</text:p>
          </table:table-cell>
          <table:table-cell table:style-name="Default" office:value-type="float" office:value="282.821" calcext:value-type="float">
            <text:p>282.821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68.406" calcext:value-type="float">
            <text:p>168.406</text:p>
          </table:table-cell>
          <table:table-cell office:value-type="float" office:value="12.264" calcext:value-type="float">
            <text:p>12.264</text:p>
          </table:table-cell>
          <table:table-cell table:style-name="Default" office:value-type="float" office:value="11.916" calcext:value-type="float">
            <text:p>11.916</text:p>
          </table:table-cell>
          <table:table-cell/>
          <table:table-cell table:style-name="ce14" table:formula="of:=[.C25]/[.C26]" office:value-type="float" office:value="0.828082134840801" calcext:value-type="float">
            <text:p>0.8280821348</text:p>
          </table:table-cell>
          <table:table-cell table:style-name="ce14" table:formula="of:=[.D25]/[.D26]" office:value-type="float" office:value="13.7180365296804" calcext:value-type="float">
            <text:p>13.7180365297</text:p>
          </table:table-cell>
          <table:table-cell table:style-name="ce14" table:formula="of:=[.E25]/[.E26]" office:value-type="float" office:value="23.7345585767036" calcext:value-type="float">
            <text:p>23.7345585767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53" calcext:value-type="float">
            <text:p>2.353</text:p>
          </table:table-cell>
          <table:table-cell office:value-type="float" office:value="4415.059" calcext:value-type="float">
            <text:p>4415.059</text:p>
          </table:table-cell>
          <table:table-cell office:value-type="float" office:value="68.013" calcext:value-type="float">
            <text:p>68.013</text:p>
          </table:table-cell>
          <table:table-cell table:style-name="Default" office:value-type="float" office:value="61.773" calcext:value-type="float">
            <text:p>61.773</text:p>
          </table:table-cell>
          <table:table-cell/>
          <table:table-cell table:style-name="ce14" table:number-columns-repeated="3"/>
          <table:table-cell table:style-name="ce21" table:formula="of:=[.B25]/[.B27]" office:value-type="float" office:value="2.11814704632384" calcext:value-type="float">
            <text:p>2.1181470463</text:p>
          </table:table-cell>
          <table:table-cell table:style-name="ce21" table:formula="of:=[.C25]/[.C27]" office:value-type="float" office:value="0.0315859878656208" calcext:value-type="float">
            <text:p>0.0315859879</text:p>
          </table:table-cell>
          <table:table-cell table:style-name="ce21" table:formula="of:=[.D25]/[.D27]" office:value-type="float" office:value="2.47361533824416" calcext:value-type="float">
            <text:p>2.4736153382</text:p>
          </table:table-cell>
          <table:table-cell table:style-name="ce21" table:formula="of:=[.E25]/[.E27]" office:value-type="float" office:value="4.57839185404627" calcext:value-type="float">
            <text:p>4.578391854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2.995" calcext:value-type="float">
            <text:p>252.995</text:p>
          </table:table-cell>
          <table:table-cell office:value-type="float" office:value="6.169" calcext:value-type="float">
            <text:p>6.169</text:p>
          </table:table-cell>
          <table:table-cell table:style-name="Default" office:value-type="float" office:value="7.651" calcext:value-type="float">
            <text:p>7.651</text:p>
          </table:table-cell>
          <table:table-cell/>
          <table:table-cell table:style-name="ce14" table:formula="of:=[.C27]/[.C28]" office:value-type="float" office:value="17.4511709717583" calcext:value-type="float">
            <text:p>17.4511709718</text:p>
          </table:table-cell>
          <table:table-cell table:style-name="ce14" table:formula="of:=[.D27]/[.D28]" office:value-type="float" office:value="11.024963527314" calcext:value-type="float">
            <text:p>11.0249635273</text:p>
          </table:table-cell>
          <table:table-cell table:style-name="ce14" table:formula="of:=[.E27]/[.E28]" office:value-type="float" office:value="8.07384655600575" calcext:value-type="float">
            <text:p>8.073846556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9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637" calcext:value-type="float">
            <text:p>6.637</text:p>
          </table:table-cell>
          <table:table-cell office:value-type="float" office:value="6.723" calcext:value-type="float">
            <text:p>6.723</text:p>
          </table:table-cell>
          <table:table-cell office:value-type="float" office:value="9.917" calcext:value-type="float">
            <text:p>9.917</text:p>
          </table:table-cell>
          <table:table-cell table:style-name="Default" office:value-type="float" office:value="8.995" calcext:value-type="float">
            <text:p>8.9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635" calcext:value-type="float">
            <text:p>6.635</text:p>
          </table:table-cell>
          <table:table-cell office:value-type="float" office:value="97.373" calcext:value-type="float">
            <text:p>97.373</text:p>
          </table:table-cell>
          <table:table-cell office:value-type="float" office:value="100.862" calcext:value-type="float">
            <text:p>100.862</text:p>
          </table:table-cell>
          <table:table-cell table:style-name="Default" office:value-type="float" office:value="113.223" calcext:value-type="float">
            <text:p>113.223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1" calcext:value-type="float">
            <text:p>6.941</text:p>
          </table:table-cell>
          <table:table-cell office:value-type="float" office:value="11.987" calcext:value-type="float">
            <text:p>11.987</text:p>
          </table:table-cell>
          <table:table-cell table:style-name="Default" office:value-type="float" office:value="11.532" calcext:value-type="float">
            <text:p>11.532</text:p>
          </table:table-cell>
          <table:table-cell/>
          <table:table-cell table:style-name="ce13" table:formula="of:=[.C33]/[.C34]" office:value-type="float" office:value="14.0286702204293" calcext:value-type="float">
            <text:p>14.0286702204</text:p>
          </table:table-cell>
          <table:table-cell table:style-name="ce13" table:formula="of:=[.D33]/[.D34]" office:value-type="float" office:value="8.4142821389839" calcext:value-type="float">
            <text:p>8.414282139</text:p>
          </table:table-cell>
          <table:table-cell table:style-name="ce13" table:formula="of:=[.E33]/[.E34]" office:value-type="float" office:value="9.8181581685744" calcext:value-type="float">
            <text:p>9.8181581686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73" calcext:value-type="float">
            <text:p>6.773</text:p>
          </table:table-cell>
          <table:table-cell office:value-type="float" office:value="1284.768" calcext:value-type="float">
            <text:p>1284.768</text:p>
          </table:table-cell>
          <table:table-cell office:value-type="float" office:value="253.154" calcext:value-type="float">
            <text:p>253.154</text:p>
          </table:table-cell>
          <table:table-cell table:style-name="Default" office:value-type="float" office:value="326.383" calcext:value-type="float">
            <text:p>326.383</text:p>
          </table:table-cell>
          <table:table-cell/>
          <table:table-cell table:style-name="ce13" table:number-columns-repeated="3"/>
          <table:table-cell table:style-name="ce18" table:formula="of:=[.B33]/[.B35]" office:value-type="float" office:value="0.979624981544367" calcext:value-type="float">
            <text:p>0.9796249815</text:p>
          </table:table-cell>
          <table:table-cell table:style-name="ce18" table:formula="of:=[.C33]/[.C35]" office:value-type="float" office:value="0.075790337243767" calcext:value-type="float">
            <text:p>0.0757903372</text:p>
          </table:table-cell>
          <table:table-cell table:style-name="ce18" table:formula="of:=[.D33]/[.D35]" office:value-type="float" office:value="0.398421514177141" calcext:value-type="float">
            <text:p>0.3984215142</text:p>
          </table:table-cell>
          <table:table-cell table:style-name="ce18" table:formula="of:=[.E33]/[.E35]" office:value-type="float" office:value="0.34690225900246" calcext:value-type="float">
            <text:p>0.346902259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986" calcext:value-type="float">
            <text:p>6.986</text:p>
          </table:table-cell>
          <table:table-cell office:value-type="float" office:value="11.713" calcext:value-type="float">
            <text:p>11.713</text:p>
          </table:table-cell>
          <table:table-cell table:style-name="Default" office:value-type="float" office:value="7.972" calcext:value-type="float">
            <text:p>7.972</text:p>
          </table:table-cell>
          <table:table-cell/>
          <table:table-cell table:style-name="ce13" table:formula="of:=[.C35]/[.C36]" office:value-type="float" office:value="183.906097910106" calcext:value-type="float">
            <text:p>183.9060979101</text:p>
          </table:table-cell>
          <table:table-cell table:style-name="ce13" table:formula="of:=[.D35]/[.D36]" office:value-type="float" office:value="21.6130794843336" calcext:value-type="float">
            <text:p>21.6130794843</text:p>
          </table:table-cell>
          <table:table-cell table:style-name="ce13" table:formula="of:=[.E35]/[.E36]" office:value-type="float" office:value="40.9411690918214" calcext:value-type="float">
            <text:p>40.941169091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764" calcext:value-type="float">
            <text:p>6.764</text:p>
          </table:table-cell>
          <table:table-cell office:value-type="float" office:value="6.913" calcext:value-type="float">
            <text:p>6.913</text:p>
          </table:table-cell>
          <table:table-cell office:value-type="float" office:value="15.189" calcext:value-type="float">
            <text:p>15.189</text:p>
          </table:table-cell>
          <table:table-cell table:style-name="Default" office:value-type="float" office:value="12.494" calcext:value-type="float">
            <text:p>12.49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819" calcext:value-type="float">
            <text:p>6.819</text:p>
          </table:table-cell>
          <table:table-cell office:value-type="float" office:value="149.105" calcext:value-type="float">
            <text:p>149.105</text:p>
          </table:table-cell>
          <table:table-cell office:value-type="float" office:value="226.698" calcext:value-type="float">
            <text:p>226.698</text:p>
          </table:table-cell>
          <table:table-cell table:style-name="Default" office:value-type="float" office:value="335.758" calcext:value-type="float">
            <text:p>335.75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067" calcext:value-type="float">
            <text:p>45.067</text:p>
          </table:table-cell>
          <table:table-cell office:value-type="float" office:value="13.108" calcext:value-type="float">
            <text:p>13.108</text:p>
          </table:table-cell>
          <table:table-cell table:style-name="Default" office:value-type="float" office:value="12.78" calcext:value-type="float">
            <text:p>12.78</text:p>
          </table:table-cell>
          <table:table-cell/>
          <table:table-cell table:style-name="ce13" table:formula="of:=[.C40]/[.C41]" office:value-type="float" office:value="3.30851842811813" calcext:value-type="float">
            <text:p>3.3085184281</text:p>
          </table:table-cell>
          <table:table-cell table:style-name="ce13" table:formula="of:=[.D40]/[.D41]" office:value-type="float" office:value="17.2946292340555" calcext:value-type="float">
            <text:p>17.2946292341</text:p>
          </table:table-cell>
          <table:table-cell table:style-name="ce13" table:formula="of:=[.E40]/[.E41]" office:value-type="float" office:value="26.2721439749609" calcext:value-type="float">
            <text:p>26.27214397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6" calcext:value-type="float">
            <text:p>6.76</text:p>
          </table:table-cell>
          <table:table-cell office:value-type="float" office:value="1393.412" calcext:value-type="float">
            <text:p>1393.412</text:p>
          </table:table-cell>
          <table:table-cell office:value-type="float" office:value="475.843" calcext:value-type="float">
            <text:p>475.843</text:p>
          </table:table-cell>
          <table:table-cell table:style-name="Default" office:value-type="float" office:value="481.526" calcext:value-type="float">
            <text:p>481.526</text:p>
          </table:table-cell>
          <table:table-cell/>
          <table:table-cell table:style-name="ce13" table:number-columns-repeated="3"/>
          <table:table-cell table:style-name="ce18" table:formula="of:=[.B40]/[.B42]" office:value-type="float" office:value="1.00872781065089" calcext:value-type="float">
            <text:p>1.0087278107</text:p>
          </table:table-cell>
          <table:table-cell table:style-name="ce18" table:formula="of:=[.C40]/[.C42]" office:value-type="float" office:value="0.107007116344627" calcext:value-type="float">
            <text:p>0.1070071163</text:p>
          </table:table-cell>
          <table:table-cell table:style-name="ce18" table:formula="of:=[.D40]/[.D42]" office:value-type="float" office:value="0.476413438886355" calcext:value-type="float">
            <text:p>0.4764134389</text:p>
          </table:table-cell>
          <table:table-cell table:style-name="ce18" table:formula="of:=[.E40]/[.E42]" office:value-type="float" office:value="0.69727906696627" calcext:value-type="float">
            <text:p>0.697279067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999" calcext:value-type="float">
            <text:p>44.999</text:p>
          </table:table-cell>
          <table:table-cell office:value-type="float" office:value="7.894" calcext:value-type="float">
            <text:p>7.894</text:p>
          </table:table-cell>
          <table:table-cell table:style-name="Default" office:value-type="float" office:value="7.955" calcext:value-type="float">
            <text:p>7.955</text:p>
          </table:table-cell>
          <table:table-cell/>
          <table:table-cell table:style-name="ce13" table:formula="of:=[.C42]/[.C43]" office:value-type="float" office:value="30.965399231094" calcext:value-type="float">
            <text:p>30.9653992311</text:p>
          </table:table-cell>
          <table:table-cell table:style-name="ce13" table:formula="of:=[.D42]/[.D43]" office:value-type="float" office:value="60.2790727134533" calcext:value-type="float">
            <text:p>60.2790727135</text:p>
          </table:table-cell>
          <table:table-cell table:style-name="ce13" table:formula="of:=[.E42]/[.E43]" office:value-type="float" office:value="60.5312382149591" calcext:value-type="float">
            <text:p>60.53123821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868" calcext:value-type="float">
            <text:p>10.868</text:p>
          </table:table-cell>
          <table:table-cell office:value-type="float" office:value="11.039" calcext:value-type="float">
            <text:p>11.039</text:p>
          </table:table-cell>
          <table:table-cell office:value-type="float" office:value="106.987" calcext:value-type="float">
            <text:p>106.987</text:p>
          </table:table-cell>
          <table:table-cell table:style-name="Default" office:value-type="float" office:value="108.16" calcext:value-type="float">
            <text:p>108.16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63" calcext:value-type="float">
            <text:p>16.563</text:p>
          </table:table-cell>
          <table:table-cell office:value-type="float" office:value="301.805" calcext:value-type="float">
            <text:p>301.805</text:p>
          </table:table-cell>
          <table:table-cell office:value-type="float" office:value="232.659" calcext:value-type="float">
            <text:p>232.659</text:p>
          </table:table-cell>
          <table:table-cell table:style-name="Default" office:value-type="float" office:value="397.444" calcext:value-type="float">
            <text:p>397.44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4.158" calcext:value-type="float">
            <text:p>74.158</text:p>
          </table:table-cell>
          <table:table-cell office:value-type="float" office:value="107.012" calcext:value-type="float">
            <text:p>107.012</text:p>
          </table:table-cell>
          <table:table-cell table:style-name="Default" office:value-type="float" office:value="103.768" calcext:value-type="float">
            <text:p>103.768</text:p>
          </table:table-cell>
          <table:table-cell/>
          <table:table-cell table:style-name="ce13" table:formula="of:=[.C47]/[.C48]" office:value-type="float" office:value="4.06975646592411" calcext:value-type="float">
            <text:p>4.0697564659</text:p>
          </table:table-cell>
          <table:table-cell table:style-name="ce13" table:formula="of:=[.D47]/[.D48]" office:value-type="float" office:value="2.17413934885807" calcext:value-type="float">
            <text:p>2.1741393489</text:p>
          </table:table-cell>
          <table:table-cell table:style-name="ce13" table:formula="of:=[.E47]/[.E48]" office:value-type="float" office:value="3.83012103924138" calcext:value-type="float">
            <text:p>3.830121039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63" calcext:value-type="float">
            <text:p>10.263</text:p>
          </table:table-cell>
          <table:table-cell office:value-type="float" office:value="6821.489" calcext:value-type="float">
            <text:p>6821.489</text:p>
          </table:table-cell>
          <table:table-cell office:value-type="float" office:value="490.163" calcext:value-type="float">
            <text:p>490.163</text:p>
          </table:table-cell>
          <table:table-cell table:style-name="Default" office:value-type="float" office:value="456.444" calcext:value-type="float">
            <text:p>456.444</text:p>
          </table:table-cell>
          <table:table-cell/>
          <table:table-cell table:style-name="ce13" table:number-columns-repeated="3"/>
          <table:table-cell table:style-name="ce18" table:formula="of:=[.B47]/[.B49]" office:value-type="float" office:value="1.61385559777843" calcext:value-type="float">
            <text:p>1.6138555978</text:p>
          </table:table-cell>
          <table:table-cell table:style-name="ce18" table:formula="of:=[.C47]/[.C49]" office:value-type="float" office:value="0.0442432729862938" calcext:value-type="float">
            <text:p>0.044243273</text:p>
          </table:table-cell>
          <table:table-cell table:style-name="ce18" table:formula="of:=[.D47]/[.D49]" office:value-type="float" office:value="0.474656389813185" calcext:value-type="float">
            <text:p>0.4746563898</text:p>
          </table:table-cell>
          <table:table-cell table:style-name="ce18" table:formula="of:=[.E47]/[.E49]" office:value-type="float" office:value="0.87073989361236" calcext:value-type="float">
            <text:p>0.8707398936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9.626" calcext:value-type="float">
            <text:p>69.626</text:p>
          </table:table-cell>
          <table:table-cell office:value-type="float" office:value="48.948" calcext:value-type="float">
            <text:p>48.948</text:p>
          </table:table-cell>
          <table:table-cell table:style-name="Default" office:value-type="float" office:value="48.971" calcext:value-type="float">
            <text:p>48.971</text:p>
          </table:table-cell>
          <table:table-cell/>
          <table:table-cell table:style-name="ce13" table:formula="of:=[.C49]/[.C50]" office:value-type="float" office:value="97.9733002039468" calcext:value-type="float">
            <text:p>97.9733002039</text:p>
          </table:table-cell>
          <table:table-cell table:style-name="ce13" table:formula="of:=[.D49]/[.D50]" office:value-type="float" office:value="10.0139535833946" calcext:value-type="float">
            <text:p>10.0139535834</text:p>
          </table:table-cell>
          <table:table-cell table:style-name="ce13" table:formula="of:=[.E49]/[.E50]" office:value-type="float" office:value="9.32070000612608" calcext:value-type="float">
            <text:p>9.320700006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18" calcext:value-type="float">
            <text:p>4.218</text:p>
          </table:table-cell>
          <table:table-cell office:value-type="float" office:value="4.339" calcext:value-type="float">
            <text:p>4.339</text:p>
          </table:table-cell>
          <table:table-cell office:value-type="float" office:value="14.239" calcext:value-type="float">
            <text:p>14.239</text:p>
          </table:table-cell>
          <table:table-cell table:style-name="Default" office:value-type="float" office:value="11.757" calcext:value-type="float">
            <text:p>11.757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729" calcext:value-type="float">
            <text:p>4.729</text:p>
          </table:table-cell>
          <table:table-cell office:value-type="float" office:value="148.794" calcext:value-type="float">
            <text:p>148.794</text:p>
          </table:table-cell>
          <table:table-cell office:value-type="float" office:value="265.86" calcext:value-type="float">
            <text:p>265.86</text:p>
          </table:table-cell>
          <table:table-cell table:style-name="Default" office:value-type="float" office:value="318.28" calcext:value-type="float">
            <text:p>318.28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8.369" calcext:value-type="float">
            <text:p>178.369</text:p>
          </table:table-cell>
          <table:table-cell office:value-type="float" office:value="14.592" calcext:value-type="float">
            <text:p>14.592</text:p>
          </table:table-cell>
          <table:table-cell table:style-name="Default" office:value-type="float" office:value="13.882" calcext:value-type="float">
            <text:p>13.882</text:p>
          </table:table-cell>
          <table:table-cell/>
          <table:table-cell table:style-name="ce15" table:formula="of:=[.C54]/[.C55]" office:value-type="float" office:value="0.834192040096653" calcext:value-type="float">
            <text:p>0.8341920401</text:p>
          </table:table-cell>
          <table:table-cell table:style-name="ce15" table:formula="of:=[.D54]/[.D55]" office:value-type="float" office:value="18.2195723684211" calcext:value-type="float">
            <text:p>18.2195723684</text:p>
          </table:table-cell>
          <table:table-cell table:style-name="ce15" table:formula="of:=[.E54]/[.E55]" office:value-type="float" office:value="22.9275320558997" calcext:value-type="float">
            <text:p>22.9275320559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42" calcext:value-type="float">
            <text:p>2.342</text:p>
          </table:table-cell>
          <table:table-cell office:value-type="float" office:value="3189.736" calcext:value-type="float">
            <text:p>3189.736</text:p>
          </table:table-cell>
          <table:table-cell office:value-type="float" office:value="261.55" calcext:value-type="float">
            <text:p>261.55</text:p>
          </table:table-cell>
          <table:table-cell table:style-name="Default" office:value-type="float" office:value="321.732" calcext:value-type="float">
            <text:p>321.732</text:p>
          </table:table-cell>
          <table:table-cell/>
          <table:table-cell table:style-name="ce15" table:number-columns-repeated="3"/>
          <table:table-cell table:style-name="ce23" table:formula="of:=[.B54]/[.B56]" office:value-type="float" office:value="2.01921434671221" calcext:value-type="float">
            <text:p>2.0192143467</text:p>
          </table:table-cell>
          <table:table-cell table:style-name="ce23" table:formula="of:=[.C54]/[.C56]" office:value-type="float" office:value="0.0466477476505893" calcext:value-type="float">
            <text:p>0.0466477477</text:p>
          </table:table-cell>
          <table:table-cell table:style-name="ce23" table:formula="of:=[.D54]/[.D56]" office:value-type="float" office:value="1.01647868476391" calcext:value-type="float">
            <text:p>1.0164786848</text:p>
          </table:table-cell>
          <table:table-cell table:style-name="ce23" table:formula="of:=[.E54]/[.E56]" office:value-type="float" office:value="0.98927057302351" calcext:value-type="float">
            <text:p>0.9892705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5.534" calcext:value-type="float">
            <text:p>255.534</text:p>
          </table:table-cell>
          <table:table-cell office:value-type="float" office:value="8.967" calcext:value-type="float">
            <text:p>8.967</text:p>
          </table:table-cell>
          <table:table-cell table:style-name="Default" office:value-type="float" office:value="8.468" calcext:value-type="float">
            <text:p>8.468</text:p>
          </table:table-cell>
          <table:table-cell/>
          <table:table-cell table:style-name="ce15" table:formula="of:=[.C56]/[.C57]" office:value-type="float" office:value="12.4826285347547" calcext:value-type="float">
            <text:p>12.4826285348</text:p>
          </table:table-cell>
          <table:table-cell table:style-name="ce15" table:formula="of:=[.D56]/[.D57]" office:value-type="float" office:value="29.1680606668897" calcext:value-type="float">
            <text:p>29.1680606669</text:p>
          </table:table-cell>
          <table:table-cell table:style-name="ce15" table:formula="of:=[.E56]/[.E57]" office:value-type="float" office:value="37.9938592347662" calcext:value-type="float">
            <text:p>37.9938592348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0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0000-00-00T00:00:01.257378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27T21:02:10.903811825</dc:date>
    <meta:editing-cycles>23</meta:editing-cycles>
    <meta:editing-duration>PT14H36M7S</meta:editing-duration>
    <meta:generator>LibreOffice/4.1.3.2$Linux_X86_64 LibreOffice_project/410m0$Build-2</meta:generator>
    <meta:printed-by>Aggelos Biboudis</meta:printed-by>
    <meta:document-statistic meta:table-count="1" meta:cell-count="31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67cm" svg:y="0.316cm" chart:style-name="ch2">
          <text:p>Sum</text:p>
        </chart:title>
        <chart:legend chart:legend-position="end" svg:x="14.372cm" svg:y="3.454cm" style:legend-expansion="high" chart:style-name="ch3"/>
        <chart:plot-area chart:style-name="ch4" table:cell-range-address="'with-compiler-optimizations'.A2:'with-compiler-optimizations'.E7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8.198">
                <text:p>8.198</text:p>
                <draw:g>
                  <svg:desc>'with-compiler-optimizations'.B3:'with-compiler-optimizations'.B7</svg:desc>
                </draw:g>
              </table:table-cell>
              <table:table-cell office:value-type="float" office:value="6.898">
                <text:p>6.898</text:p>
                <draw:g>
                  <svg:desc>'with-compiler-optimizations'.C3:'with-compiler-optimizations'.C7</svg:desc>
                </draw:g>
              </table:table-cell>
              <table:table-cell office:value-type="float" office:value="7.105">
                <text:p>7.105</text:p>
                <draw:g>
                  <svg:desc>'with-compiler-optimizations'.D3:'with-compiler-optimizations'.D7</svg:desc>
                </draw:g>
              </table:table-cell>
              <table:table-cell office:value-type="float" office:value="7.066">
                <text:p>7.066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168">
                <text:p>8.168</text:p>
              </table:table-cell>
              <table:table-cell office:value-type="float" office:value="90.829">
                <text:p>90.829</text:p>
              </table:table-cell>
              <table:table-cell office:value-type="float" office:value="67.829">
                <text:p>67.829</text:p>
              </table:table-cell>
              <table:table-cell office:value-type="float" office:value="63.334">
                <text:p>63.33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37">
                <text:p>6.937</text:p>
              </table:table-cell>
              <table:table-cell office:value-type="float" office:value="9.67">
                <text:p>9.67</text:p>
              </table:table-cell>
              <table:table-cell office:value-type="float" office:value="11.248">
                <text:p>11.24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35">
                <text:p>7.235</text:p>
              </table:table-cell>
              <table:table-cell office:value-type="float" office:value="1578.423">
                <text:p>1578.423</text:p>
              </table:table-cell>
              <table:table-cell office:value-type="float" office:value="22.923">
                <text:p>22.923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6">
                <text:p>6.736</text:p>
              </table:table-cell>
              <table:table-cell office:value-type="float" office:value="6.797">
                <text:p>6.797</text:p>
              </table:table-cell>
              <table:table-cell office:value-type="float" office:value="6.751">
                <text:p>6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29cm" svg:y="0.316cm" chart:style-name="ch2">
          <text:p>Sum of Squares</text:p>
        </chart:title>
        <chart:legend chart:legend-position="end" svg:x="14.372cm" svg:y="3.454cm" style:legend-expansion="high" chart:style-name="ch3"/>
        <chart:plot-area chart:style-name="ch4" table:cell-range-address="'with-compiler-optimizations'.A9:'with-compiler-optimizations'.E14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936">
                <text:p>7.936</text:p>
                <draw:g>
                  <svg:desc>'with-compiler-optimizations'.B10:'with-compiler-optimizations'.B14</svg:desc>
                </draw:g>
              </table:table-cell>
              <table:table-cell office:value-type="float" office:value="6.995">
                <text:p>6.995</text:p>
                <draw:g>
                  <svg:desc>'with-compiler-optimizations'.C10:'with-compiler-optimizations'.C14</svg:desc>
                </draw:g>
              </table:table-cell>
              <table:table-cell office:value-type="float" office:value="7.446">
                <text:p>7.446</text:p>
                <draw:g>
                  <svg:desc>'with-compiler-optimizations'.D10:'with-compiler-optimizations'.D14</svg:desc>
                </draw:g>
              </table:table-cell>
              <table:table-cell office:value-type="float" office:value="7.474">
                <text:p>7.474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202">
                <text:p>8.202</text:p>
              </table:table-cell>
              <table:table-cell office:value-type="float" office:value="137.079">
                <text:p>137.079</text:p>
              </table:table-cell>
              <table:table-cell office:value-type="float" office:value="99.533">
                <text:p>99.533</text:p>
              </table:table-cell>
              <table:table-cell office:value-type="float" office:value="180.098">
                <text:p>180.09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4">
                <text:p>35.734</text:p>
              </table:table-cell>
              <table:table-cell office:value-type="float" office:value="11.904">
                <text:p>11.904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91">
                <text:p>7.291</text:p>
              </table:table-cell>
              <table:table-cell office:value-type="float" office:value="1725.313">
                <text:p>1725.313</text:p>
              </table:table-cell>
              <table:table-cell office:value-type="float" office:value="59.103">
                <text:p>59.103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6">
                <text:p>35.736</text:p>
              </table:table-cell>
              <table:table-cell office:value-type="float" office:value="6.826">
                <text:p>6.826</text:p>
              </table:table-cell>
              <table:table-cell office:value-type="float" office:value="6.809">
                <text:p>6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Sum of Squares Even</text:p>
        </chart:title>
        <chart:legend chart:legend-position="end" svg:x="14.372cm" svg:y="3.454cm" style:legend-expansion="high" chart:style-name="ch3"/>
        <chart:plot-area chart:style-name="ch4" table:cell-range-address="'with-compiler-optimizations'.A16:'with-compiler-optimizations'.E21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2.624">
                <text:p>12.624</text:p>
                <draw:g>
                  <svg:desc>'with-compiler-optimizations'.B17:'with-compiler-optimizations'.B21</svg:desc>
                </draw:g>
              </table:table-cell>
              <table:table-cell office:value-type="float" office:value="10.472">
                <text:p>10.472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871">
                <text:p>10.87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0.796">
                <text:p>20.796</text:p>
              </table:table-cell>
              <table:table-cell office:value-type="float" office:value="283.209">
                <text:p>283.209</text:p>
              </table:table-cell>
              <table:table-cell office:value-type="float" office:value="83.201">
                <text:p>83.201</text:p>
              </table:table-cell>
              <table:table-cell office:value-type="float" office:value="206.195">
                <text:p>206.19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6.671">
                <text:p>66.671</text:p>
              </table:table-cell>
              <table:table-cell office:value-type="float" office:value="55.322">
                <text:p>55.322</text:p>
              </table:table-cell>
              <table:table-cell office:value-type="float" office:value="53.533">
                <text:p>53.53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2.679">
                <text:p>12.679</text:p>
              </table:table-cell>
              <table:table-cell office:value-type="float" office:value="8490.224">
                <text:p>8490.224</text:p>
              </table:table-cell>
              <table:table-cell office:value-type="float" office:value="51.634">
                <text:p>51.634</text:p>
              </table:table-cell>
              <table:table-cell office:value-type="float" office:value="47.517">
                <text:p>47.51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815">
                <text:p>62.815</text:p>
              </table:table-cell>
              <table:table-cell office:value-type="float" office:value="8.892">
                <text:p>8.892</text:p>
              </table:table-cell>
              <table:table-cell office:value-type="float" office:value="8.668">
                <text:p>8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31cm" svg:y="0.316cm" chart:style-name="ch2">
          <text:p>Cartesian Product</text:p>
        </chart:title>
        <chart:legend chart:legend-position="end" svg:x="14.372cm" svg:y="3.454cm" style:legend-expansion="high" chart:style-name="ch3"/>
        <chart:plot-area chart:style-name="ch4" table:cell-range-address="'with-compiler-optimizations'.A23:'with-compiler-optimizations'.E28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258">
                <text:p>4.258</text:p>
                <draw:g>
                  <svg:desc>'with-compiler-optimizations'.B24:'with-compiler-optimizations'.B28</svg:desc>
                </draw:g>
              </table:table-cell>
              <table:table-cell office:value-type="float" office:value="5.177">
                <text:p>5.177</text:p>
                <draw:g>
                  <svg:desc>'with-compiler-optimizations'.C24:'with-compiler-optimizations'.C28</svg:desc>
                </draw:g>
              </table:table-cell>
              <table:table-cell office:value-type="float" office:value="6.627">
                <text:p>6.627</text:p>
                <draw:g>
                  <svg:desc>'with-compiler-optimizations'.D24:'with-compiler-optimizations'.D28</svg:desc>
                </draw:g>
              </table:table-cell>
              <table:table-cell office:value-type="float" office:value="8.484">
                <text:p>8.484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984">
                <text:p>4.984</text:p>
              </table:table-cell>
              <table:table-cell office:value-type="float" office:value="139.454">
                <text:p>139.454</text:p>
              </table:table-cell>
              <table:table-cell office:value-type="float" office:value="168.238">
                <text:p>168.238</text:p>
              </table:table-cell>
              <table:table-cell office:value-type="float" office:value="282.821">
                <text:p>282.82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8.406">
                <text:p>168.406</text:p>
              </table:table-cell>
              <table:table-cell office:value-type="float" office:value="12.264">
                <text:p>12.264</text:p>
              </table:table-cell>
              <table:table-cell office:value-type="float" office:value="11.916">
                <text:p>11.91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53">
                <text:p>2.353</text:p>
              </table:table-cell>
              <table:table-cell office:value-type="float" office:value="4415.059">
                <text:p>4415.059</text:p>
              </table:table-cell>
              <table:table-cell office:value-type="float" office:value="68.013">
                <text:p>68.013</text:p>
              </table:table-cell>
              <table:table-cell office:value-type="float" office:value="61.773">
                <text:p>61.77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2.995">
                <text:p>252.995</text:p>
              </table:table-cell>
              <table:table-cell office:value-type="float" office:value="6.169">
                <text:p>6.169</text:p>
              </table:table-cell>
              <table:table-cell office:value-type="float" office:value="7.651">
                <text:p>7.6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7.458cm" svg:y="0.315cm" chart:style-name="ch2">
          <text:p>Sum</text:p>
        </chart:title>
        <chart:legend chart:legend-position="end" svg:x="14.354cm" svg:y="3.443cm" style:legend-expansion="high" chart:style-name="ch3"/>
        <chart:plot-area chart:style-name="ch4" table:cell-range-address="'with-compiler-optimizations'.A31:'with-compiler-optimizations'.E36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637">
                <text:p>6.637</text:p>
                <draw:g>
                  <svg:desc>'with-compiler-optimizations'.B32:'with-compiler-optimizations'.B36</svg:desc>
                </draw:g>
              </table:table-cell>
              <table:table-cell office:value-type="float" office:value="6.723">
                <text:p>6.723</text:p>
                <draw:g>
                  <svg:desc>'with-compiler-optimizations'.C32:'with-compiler-optimizations'.C36</svg:desc>
                </draw:g>
              </table:table-cell>
              <table:table-cell office:value-type="float" office:value="9.917">
                <text:p>9.917</text:p>
                <draw:g>
                  <svg:desc>'with-compiler-optimizations'.D32:'with-compiler-optimizations'.D36</svg:desc>
                </draw:g>
              </table:table-cell>
              <table:table-cell office:value-type="float" office:value="8.995">
                <text:p>8.995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635">
                <text:p>6.635</text:p>
              </table:table-cell>
              <table:table-cell office:value-type="float" office:value="97.373">
                <text:p>97.373</text:p>
              </table:table-cell>
              <table:table-cell office:value-type="float" office:value="100.862">
                <text:p>100.862</text:p>
              </table:table-cell>
              <table:table-cell office:value-type="float" office:value="113.223">
                <text:p>113.22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1">
                <text:p>6.941</text:p>
              </table:table-cell>
              <table:table-cell office:value-type="float" office:value="11.987">
                <text:p>11.987</text:p>
              </table:table-cell>
              <table:table-cell office:value-type="float" office:value="11.532">
                <text:p>11.5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73">
                <text:p>6.773</text:p>
              </table:table-cell>
              <table:table-cell office:value-type="float" office:value="1284.768">
                <text:p>1284.768</text:p>
              </table:table-cell>
              <table:table-cell office:value-type="float" office:value="253.154">
                <text:p>253.154</text:p>
              </table:table-cell>
              <table:table-cell office:value-type="float" office:value="326.383">
                <text:p>326.38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86">
                <text:p>6.986</text:p>
              </table:table-cell>
              <table:table-cell office:value-type="float" office:value="11.713">
                <text:p>11.713</text:p>
              </table:table-cell>
              <table:table-cell office:value-type="float" office:value="7.972">
                <text:p>7.9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6.32cm" svg:y="0.316cm" chart:style-name="ch2">
          <text:p>Sum of Squares</text:p>
        </chart:title>
        <chart:legend chart:legend-position="end" svg:x="14.354cm" svg:y="3.456cm" style:legend-expansion="high" chart:style-name="ch3"/>
        <chart:plot-area chart:style-name="ch4" table:cell-range-address="'with-compiler-optimizations'.A38:'with-compiler-optimizations'.E43" chart:data-source-has-labels="both" svg:x="1.33cm" svg:y="1.661cm" svg:width="12.386cm" svg:height="6.744cm">
          <chartooo:coordinate-region svg:x="2.137cm" svg:y="1.86cm" svg:width="11.496cm" svg:height="5.898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91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764">
                <text:p>6.764</text:p>
                <draw:g>
                  <svg:desc>'with-compiler-optimizations'.B39:'with-compiler-optimizations'.B43</svg:desc>
                </draw:g>
              </table:table-cell>
              <table:table-cell office:value-type="float" office:value="6.913">
                <text:p>6.913</text:p>
                <draw:g>
                  <svg:desc>'with-compiler-optimizations'.C39:'with-compiler-optimizations'.C43</svg:desc>
                </draw:g>
              </table:table-cell>
              <table:table-cell office:value-type="float" office:value="15.189">
                <text:p>15.189</text:p>
                <draw:g>
                  <svg:desc>'with-compiler-optimizations'.D39:'with-compiler-optimizations'.D43</svg:desc>
                </draw:g>
              </table:table-cell>
              <table:table-cell office:value-type="float" office:value="12.494">
                <text:p>12.49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819">
                <text:p>6.819</text:p>
              </table:table-cell>
              <table:table-cell office:value-type="float" office:value="149.105">
                <text:p>149.105</text:p>
              </table:table-cell>
              <table:table-cell office:value-type="float" office:value="226.698">
                <text:p>226.698</text:p>
              </table:table-cell>
              <table:table-cell office:value-type="float" office:value="335.758">
                <text:p>335.75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067">
                <text:p>45.067</text:p>
              </table:table-cell>
              <table:table-cell office:value-type="float" office:value="13.108">
                <text:p>13.108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6">
                <text:p>6.76</text:p>
              </table:table-cell>
              <table:table-cell office:value-type="float" office:value="1393.412">
                <text:p>1393.412</text:p>
              </table:table-cell>
              <table:table-cell office:value-type="float" office:value="475.843">
                <text:p>475.843</text:p>
              </table:table-cell>
              <table:table-cell office:value-type="float" office:value="481.526">
                <text:p>481.52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999">
                <text:p>44.999</text:p>
              </table:table-cell>
              <table:table-cell office:value-type="float" office:value="7.894">
                <text:p>7.894</text:p>
              </table:table-cell>
              <table:table-cell office:value-type="float" office:value="7.955">
                <text:p>7.9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7cm" xlink:href=".." xlink:type="simple" chart:class="chart:bar" chart:style-name="ch1">
        <chart:title svg:x="5.751cm" svg:y="0.315cm" chart:style-name="ch2">
          <text:p>Sum of Squares Even</text:p>
        </chart:title>
        <chart:legend chart:legend-position="end" svg:x="14.354cm" svg:y="3.442cm" style:legend-expansion="high" chart:style-name="ch3"/>
        <chart:plot-area chart:style-name="ch4" table:cell-range-address="'with-compiler-optimizations'.A45:'with-compiler-optimizations'.E50" chart:data-source-has-labels="both" svg:x="1.33cm" svg:y="1.657cm" svg:width="12.386cm" svg:height="6.721cm">
          <chartooo:coordinate-region svg:x="2.137cm" svg:y="1.856cm" svg:width="11.496cm" svg:height="5.875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894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0.868">
                <text:p>10.868</text:p>
                <draw:g>
                  <svg:desc>'with-compiler-optimizations'.B46:'with-compiler-optimizations'.B50</svg:desc>
                </draw:g>
              </table:table-cell>
              <table:table-cell office:value-type="float" office:value="11.039">
                <text:p>11.039</text:p>
                <draw:g>
                  <svg:desc>'with-compiler-optimizations'.C46:'with-compiler-optimizations'.C50</svg:desc>
                </draw:g>
              </table:table-cell>
              <table:table-cell office:value-type="float" office:value="106.987">
                <text:p>106.987</text:p>
                <draw:g>
                  <svg:desc>'with-compiler-optimizations'.D46:'with-compiler-optimizations'.D50</svg:desc>
                </draw:g>
              </table:table-cell>
              <table:table-cell office:value-type="float" office:value="108.16">
                <text:p>108.1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63">
                <text:p>16.563</text:p>
              </table:table-cell>
              <table:table-cell office:value-type="float" office:value="301.805">
                <text:p>301.805</text:p>
              </table:table-cell>
              <table:table-cell office:value-type="float" office:value="232.659">
                <text:p>232.659</text:p>
              </table:table-cell>
              <table:table-cell office:value-type="float" office:value="397.444">
                <text:p>397.44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4.158">
                <text:p>74.158</text:p>
              </table:table-cell>
              <table:table-cell office:value-type="float" office:value="107.012">
                <text:p>107.012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63">
                <text:p>10.263</text:p>
              </table:table-cell>
              <table:table-cell office:value-type="float" office:value="6821.489">
                <text:p>6821.489</text:p>
              </table:table-cell>
              <table:table-cell office:value-type="float" office:value="490.163">
                <text:p>490.163</text:p>
              </table:table-cell>
              <table:table-cell office:value-type="float" office:value="456.444">
                <text:p>456.44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9.626">
                <text:p>69.626</text:p>
              </table:table-cell>
              <table:table-cell office:value-type="float" office:value="48.948">
                <text:p>48.948</text:p>
              </table:table-cell>
              <table:table-cell office:value-type="float" office:value="48.971">
                <text:p>48.9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6.122cm" svg:y="0.315cm" chart:style-name="ch2">
          <text:p>Cartesian Product</text:p>
        </chart:title>
        <chart:legend chart:legend-position="end" svg:x="14.354cm" svg:y="3.443cm" style:legend-expansion="high" chart:style-name="ch3"/>
        <chart:plot-area chart:style-name="ch4" table:cell-range-address="'with-compiler-optimizations'.A52:'with-compiler-optimizations'.E57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4.218">
                <text:p>4.218</text:p>
                <draw:g>
                  <svg:desc>'with-compiler-optimizations'.B53:'with-compiler-optimizations'.B57</svg:desc>
                </draw:g>
              </table:table-cell>
              <table:table-cell office:value-type="float" office:value="4.339">
                <text:p>4.339</text:p>
                <draw:g>
                  <svg:desc>'with-compiler-optimizations'.C53:'with-compiler-optimizations'.C57</svg:desc>
                </draw:g>
              </table:table-cell>
              <table:table-cell office:value-type="float" office:value="14.239">
                <text:p>14.239</text:p>
                <draw:g>
                  <svg:desc>'with-compiler-optimizations'.D53:'with-compiler-optimizations'.D57</svg:desc>
                </draw:g>
              </table:table-cell>
              <table:table-cell office:value-type="float" office:value="11.757">
                <text:p>11.757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729">
                <text:p>4.729</text:p>
              </table:table-cell>
              <table:table-cell office:value-type="float" office:value="148.794">
                <text:p>148.794</text:p>
              </table:table-cell>
              <table:table-cell office:value-type="float" office:value="265.86">
                <text:p>265.86</text:p>
              </table:table-cell>
              <table:table-cell office:value-type="float" office:value="318.28">
                <text:p>318.2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8.369">
                <text:p>178.369</text:p>
              </table:table-cell>
              <table:table-cell office:value-type="float" office:value="14.592">
                <text:p>14.592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42">
                <text:p>2.342</text:p>
              </table:table-cell>
              <table:table-cell office:value-type="float" office:value="3189.736">
                <text:p>3189.736</text:p>
              </table:table-cell>
              <table:table-cell office:value-type="float" office:value="261.55">
                <text:p>261.55</text:p>
              </table:table-cell>
              <table:table-cell office:value-type="float" office:value="321.732">
                <text:p>321.73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534">
                <text:p>255.534</text:p>
              </table:table-cell>
              <table:table-cell office:value-type="float" office:value="8.967">
                <text:p>8.967</text:p>
              </table:table-cell>
              <table:table-cell office:value-type="float" office:value="8.468">
                <text:p>8.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